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612cm"/>
    </style:style>
    <style:style style:name="co3" style:family="table-column">
      <style:table-column-properties fo:break-before="auto" style:column-width="2.974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1.503cm"/>
    </style:style>
    <style:style style:name="co6" style:family="table-column">
      <style:table-column-properties fo:break-before="auto" style:column-width="43.12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style-name="Default" office:value-type="string">
            <text:p>#</text:p>
          </table:table-cell>
          <table:table-cell table:style-name="Default" office:value-type="string">
            <text:p>Name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Quantity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Link</text:p>
          </table:table-cell>
          <table:table-cell table:style-name="Default"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EE-FK1C101P</text:p>
          </table:table-cell>
          <table:table-cell office:value-type="string">
            <text:p>Panasonic</text:p>
          </table:table-cell>
          <table:table-cell office:value-type="float" office:value="9">
            <text:p>9</text:p>
          </table:table-cell>
          <table:table-cell office:value-type="string">
            <text:p>100uF</text:p>
          </table:table-cell>
          <table:table-cell office:value-type="string">
            <text:p>https://www.conrad.de/de/p/panasonic-eeefk1c101p-elektrolyt-kondensator-smd-100-f-16-v-20-x-h-6-3-mm-x-5-8-mm-1-st-443464.html?hk=SEM&amp;gclid=CjwKCAiAzp6eBhByEiwA_gGq5Ix7md9Hd_NHAjI4XdhIlP-p4uGiGgAntnSgKH8WeEw8APGbG24ithoCvGsQAvD_BwE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P_0805_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00nF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P_0603_M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0.1uF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P_0805_M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1nF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EE-FC1H2R2R</text:p>
          </table:table-cell>
          <table:table-cell office:value-type="string">
            <text:p>Panasonic</text:p>
          </table:table-cell>
          <table:table-cell office:value-type="float" office:value="2">
            <text:p>2</text:p>
          </table:table-cell>
          <table:table-cell office:value-type="string">
            <text:p>2.2uF</text:p>
          </table:table-cell>
          <table:table-cell office:value-type="string">
            <text:p>https://www.conrad.de/de/p/panasonic-eeefc1h2r2r-elektrolyt-kondensator-smd-2-2-f-50-v-20-x-h-4-mm-x-5-4-mm-1-st-443525.html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EE-HB1H1R0R</text:p>
          </table:table-cell>
          <table:table-cell office:value-type="string">
            <text:p>Panasonic</text:p>
          </table:table-cell>
          <table:table-cell office:value-type="float" office:value="2">
            <text:p>2</text:p>
          </table:table-cell>
          <table:table-cell office:value-type="string">
            <text:p>1uF</text:p>
          </table:table-cell>
          <table:table-cell office:value-type="string">
            <text:p>https://www.conrad.de/de/p/panasonic-eeehb1h1r0r-elektrolyt-kondensator-smd-1-f-50-v-20-4-00-mm-1-st-tape-cut-1675230.html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AP_0805_M</text:p>
          </table:table-cell>
          <table:table-cell/>
          <table:table-cell office:value-type="float" office:value="9">
            <text:p>9</text:p>
          </table:table-cell>
          <table:table-cell office:value-type="string">
            <text:p>220nF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AP_0805_M</text:p>
          </table:table-cell>
          <table:table-cell/>
          <table:table-cell office:value-type="float" office:value="4">
            <text:p>4</text:p>
          </table:table-cell>
          <table:table-cell office:value-type="string">
            <text:p>100nF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EEE-FK1H102AM</text:p>
          </table:table-cell>
          <table:table-cell office:value-type="string">
            <text:p>Panasonic</text:p>
          </table:table-cell>
          <table:table-cell office:value-type="float" office:value="2">
            <text:p>2</text:p>
          </table:table-cell>
          <table:table-cell office:value-type="string">
            <text:p>1000uF</text:p>
          </table:table-cell>
          <table:table-cell office:value-type="string">
            <text:p>https://eu.mouser.com/ProductDetail/Panasonic/EEE-TP1V101AP?qs=tqvsmoK%252ByvElxxPQy9I1XQ%3D%3D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AP_0805_L</text:p>
          </table:table-cell>
          <table:table-cell/>
          <table:table-cell office:value-type="float" office:value="4">
            <text:p>4</text:p>
          </table:table-cell>
          <table:table-cell office:value-type="string">
            <text:p>1nF</text:p>
          </table:table-cell>
          <table:table-cell table:number-columns-repeated="1019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Sub-D</text:p>
          </table:table-cell>
          <table:table-cell office:value-type="string">
            <text:p>180deg</text:p>
          </table:table-cell>
          <table:table-cell office:value-type="string">
            <text:p>Female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ZMM3.0</text:p>
          </table:table-cell>
          <table:table-cell office:value-type="string">
            <text:p>Diotec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ZMM3.0</text:p>
          </table:table-cell>
          <table:table-cell office:value-type="string">
            <text:p>Diotec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IO_1608_L</text:p>
          </table:table-cell>
          <table:table-cell/>
          <table:table-cell office:value-type="float" office:value="9">
            <text:p>9</text:p>
          </table:table-cell>
          <table:table-cell table:number-columns-repeated="1020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LEDSC2_0805(2012</text:p>
          </table:table-cell>
          <table:table-cell office:value-type="string">
            <text:p>Metric)_L_Green</text:p>
          </table:table-cell>
          <table:table-cell/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Klinkenbuchse</text:p>
          </table:table-cell>
          <table:table-cell/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IND_0805_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0uH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S</text:p>
          </table:table-cell>
          <table:table-cell office:value-type="float" office:value="912">
            <text:p>912</text:p>
          </table:table-cell>
          <table:table-cell/>
          <table:table-cell office:value-type="float" office:value="9">
            <text:p>9</text:p>
          </table:table-cell>
          <table:table-cell table:number-columns-repeated="1019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IRL540NPBF</text:p>
          </table:table-cell>
          <table:table-cell office:value-type="string">
            <text:p>International</text:p>
          </table:table-cell>
          <table:table-cell office:value-type="string">
            <text:p>Rectifie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44W-10K</text:p>
          </table:table-cell>
          <table:table-cell office:value-type="string">
            <text:p>BI TECHNOLOGIES</text:p>
          </table:table-cell>
          <table:table-cell office:value-type="float" office:value="9">
            <text:p>9</text:p>
          </table:table-cell>
          <table:table-cell office:value-type="string">
            <text:p>10K</text:p>
          </table:table-cell>
          <table:table-cell office:value-type="string">
            <text:p>https://www.reichelt.de/4mm-smd-potentiometer-10-kohm-stehend-4-83x3-91x5-08mm-44w-10k-p146097.html?&amp;nbc=1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RES_0603_M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10k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RES_2512_M</text:p>
          </table:table-cell>
          <table:table-cell/>
          <table:table-cell office:value-type="float" office:value="2">
            <text:p>2</text:p>
          </table:table-cell>
          <table:table-cell office:value-type="string">
            <text:p>50R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ES_0603_M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330R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RES_0603_M</text:p>
          </table:table-cell>
          <table:table-cell/>
          <table:table-cell office:value-type="float" office:value="9">
            <text:p>9</text:p>
          </table:table-cell>
          <table:table-cell office:value-type="string">
            <text:p>100R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RES_0603_M</text:p>
          </table:table-cell>
          <table:table-cell/>
          <table:table-cell office:value-type="float" office:value="6">
            <text:p>6</text:p>
          </table:table-cell>
          <table:table-cell office:value-type="string">
            <text:p>1k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RES_0603_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.3k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RES_0603_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200R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RES_0603_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50R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B3FS-1010</text:p>
          </table:table-cell>
          <table:table-cell office:value-type="string">
            <text:p>OMRON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XS0108EPWR</text:p>
          </table:table-cell>
          <table:table-cell office:value-type="string">
            <text:p>Texas</text:p>
          </table:table-cell>
          <table:table-cell office:value-type="string">
            <text:p>Instrumen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ATMEGA2560-16AU</text:p>
          </table:table-cell>
          <table:table-cell office:value-type="string">
            <text:p>Atme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ESP8266</text:p>
          </table:table-cell>
          <table:table-cell office:value-type="string">
            <text:p>12E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tiftleiste</text:p>
          </table:table-cell>
          <table:table-cell office:value-type="string">
            <text:p>2x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IFX007T</text:p>
          </table:table-cell>
          <table:table-cell/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TLP785(GRH-TP6,F)</text:p>
          </table:table-cell>
          <table:table-cell office:value-type="string">
            <text:p>Toshiba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L7805ABP</text:p>
          </table:table-cell>
          <table:table-cell office:value-type="string">
            <text:p>ST</text:p>
          </table:table-cell>
          <table:table-cell office:value-type="string">
            <text:p>Microelectronic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L7905CV</text:p>
          </table:table-cell>
          <table:table-cell office:value-type="string">
            <text:p>ST</text:p>
          </table:table-cell>
          <table:table-cell office:value-type="string">
            <text:p>Microelectronic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2er</text:p>
          </table:table-cell>
          <table:table-cell office:value-type="string">
            <text:p>plugterm</text:p>
          </table:table-cell>
          <table:table-cell/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31er</text:p>
          </table:table-cell>
          <table:table-cell office:value-type="string">
            <text:p>Terminal</text:p>
          </table:table-cell>
          <table:table-cell office:value-type="string">
            <text:p>(XDC)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XO91</text:p>
          </table:table-cell>
          <table:table-cell office:value-type="string">
            <text:p>clock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2">22.01.2023</text:date>, <text:time>13:18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22T13:18:55.39</dc:date>
    <dc:creator>Hanna Lieding</dc:creator>
    <meta:generator>OpenOffice/4.1.13$Win32 OpenOffice.org_project/4113m1$Build-9810</meta:generator>
    <meta:editing-duration>PT2H20M19S</meta:editing-duration>
    <meta:editing-cycles>4</meta:editing-cycles>
    <meta:document-statistic meta:table-count="1" meta:cell-count="179" meta:object-count="0"/>
  </office:meta>
</office:document-meta>
</file>